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8">
      <style:paragraph-properties fo:margin-left="0.9846in" fo:margin-right="0in" fo:text-indent="-0.25in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ser Interface:</text:p>
      <text:list xml:id="list277060076" text:style-name="L1">
        <text:list-item>
          <text:p text:style-name="P2">Qt Application</text:p>
        </text:list-item>
        <text:list-item>
          <text:p text:style-name="P2">control: Provides system control (i.e. push some buttons)</text:p>
        </text:list-item>
        <text:list-item>
          <text:p text:style-name="P2">status: Provides status monitoring (check engine light)</text:p>
        </text:list-item>
        <text:list-item>
          <text:p text:style-name="P2">configuration: Can initiate configuration editing</text:p>
        </text:list-item>
        <text:list-item>
          <text:p text:style-name="P2">logging: Of status, of operations, other?</text:p>
        </text:list-item>
        <text:list-item>
          <text:p text:style-name="P2">Ability to forcible restart processes</text:p>
        </text:list-item>
        <text:list-item>
          <text:p text:style-name="P2">Passive mode so that multiple users can monitor the system</text:p>
        </text:list-item>
        <text:list-item>
          <text:p text:style-name="P2">Control functions (buttons):</text:p>
          <text:list>
            <text:list-item>
              <text:p text:style-name="P2">Start </text:p>
            </text:list-item>
            <text:list-item>
              <text:p text:style-name="P2">Stop</text:p>
            </text:list-item>
            <text:list-item>
              <text:p text:style-name="P2">Restart specific processes</text:p>
            </text:list-item>
          </text:list>
        </text:list-item>
      </text:list>
      <text:p text:style-name="Standard"/>
      <text:p text:style-name="Standard">Processes</text:p>
      <text:list xml:id="list1355555566" text:style-name="L2">
        <text:list-item>
          <text:p text:style-name="P3">Consumers: for most the part, they should be able to reconfigured themselves just based on the incoming data stream.</text:p>
        </text:list-item>
        <text:list-item>
          <text:p text:style-name="P3">Most (if not all) consumers do not need to be commanded from the user interface. However, they will have RPC servers which can return status information.</text:p>
        </text:list-item>
        <text:list-item>
          <text:p text:style-name="P3">But there may need to be the ability to tell a process to “flush” what it has done, so that the very last data is not lost.</text:p>
        </text:list-item>
      </text:list>
      <text:p text:style-name="Standard"/>
      <text:p text:style-name="Standard">Status</text:p>
      <text:list xml:id="list719791669" text:style-name="L3">
        <text:list-item>
          <text:p text:style-name="P4">What about publishing via DDS? No, because then the user interface would need DDS support on all platforms.</text:p>
        </text:list-item>
        <text:list-item>
          <text:p text:style-name="P4">Okay, for now use the RPC polling approach that Eldora uses</text:p>
        </text:list-item>
      </text:list>
      <text:p text:style-name="Standard"/>
      <text:p text:style-name="Standard">Configuration:</text:p>
      <text:p text:style-name="Standard"><text:tab/>Editor: Qt Application?</text:p>
      <text:p text:style-name="Standard"><text:tab/>Persistence mechanism: QtConfig, XML, other? <text:span text:style-name="T1">But must be text</text:span>.</text:p>
      <text:p text:style-name="Standard"><text:tab/>Business logic: Isolated in a instrument specific class library. What about consistency checking?</text:p>
      <text:p text:style-name="Standard"><text:tab/>The configuration “blob” is something that users can have personal versions of. The user interface and the configuration editor are pointed a particular blob.</text:p>
      <text:p text:style-name="Standard"/>
      <text:p text:style-name="Standard">Inter-Proces Comms:</text:p>
      <text:list xml:id="list1314602262" text:style-name="L4">
        <text:list-item>
          <text:p text:style-name="P5">RPC (XML or other)</text:p>
        </text:list-item>
      </text:list>
      <text:list xml:id="list1759862028" text:style-name="L5">
        <text:list-item>
          <text:p text:style-name="P6">Would be desirable to have an “IDL” scheme such as DDS provides</text:p>
        </text:list-item>
        <text:list-item>
          <text:p text:style-name="P6">In general, RPC servers would run in a separate thread in those processes that are using it. The RPC thread communicates with other threads via? Qt slots would be nice.</text:p>
        </text:list-item>
        <text:list-item>
          <text:p text:style-name="P6">A “hung” process should not be able to hang a calling process.</text:p>
          <text:p text:style-name="P6"/>
        </text:list-item>
      </text:list>
      <text:p text:style-name="Standard">HCRDrx:</text:p>
      <text:list xml:id="list1269573972" text:style-name="L8">
        <text:list-item>
          <text:p text:style-name="P8">Four threads:</text:p>
        </text:list-item>
        <text:list-item>
          <text:p text:style-name="P11">RPC</text:p>
        </text:list-item>
        <text:list-item>
          <text:p text:style-name="P11">DRX</text:p>
        </text:list-item>
        <text:list-item>
          <text:p text:style-name="P11">Housekeeping</text:p>
        </text:list-item>
        <text:list-item>
          <text:p text:style-name="P11">Merge</text:p>
        </text:list-item>
      </text:list>
      <text:p text:style-name="Standard"><text:soft-page-break/></text:p>
      <text:p text:style-name="Standard">Configuration scenarios:</text:p>
      <text:list xml:id="list1766407309" text:style-name="L9">
        <text:list-item>
          <text:p text:style-name="P9">Viz. Apps: Have “per-user” configuration. (QtConfig)</text:p>
        </text:list-item>
        <text:list-item>
          <text:p text:style-name="P9">DRX and prodiucts generator: configuration delivered via RPC, but will also have a “stand-alone” mode that uses current QtConfig scheme</text:p>
        </text:list-item>
      </text:list>
      <text:p text:style-name="Standard"/>
      <text:p text:style-name="Standard">Timing:</text:p>
      <text:list xml:id="list451832185" text:style-name="L10">
        <text:list-item>
          <text:p text:style-name="P10">NTP</text:p>
        </text:list-item>
        <text:list-item>
          <text:p text:style-name="P10">Use crony to provide sub-ms accuracy for the system clock</text:p>
        </text:list-item>
      </text:list>
      <text:p text:style-name="Standard"/>
      <text:p text:style-name="P1"/>
      <text:p text:style-name="Standard"/>
      <text:p text:style-name="Standard">To research:<text:tab/></text:p>
      <text:list xml:id="list1260239395" text:style-name="L6">
        <text:list-item>
          <text:p text:style-name="P7">XML RPC vs. other mechanisms</text:p>
        </text:list-item>
        <text:list-item>
          <text:p text:style-name="P7">Make sure that RPC calls are able to specify “timeouts”</text:p>
        </text:list-item>
        <text:list-item>
          <text:p text:style-name="P7">Google Protocol Buffers</text:p>
        </text:list-item>
        <text:list-item>
          <text:p text:style-name="P7">JS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8T13:33:47</meta:creation-date>
    <dc:date>2010-04-30T21:21:24</dc:date>
    <meta:editing-duration>PT36H37M12S</meta:editing-duration>
    <meta:editing-cycles>6</meta:editing-cycles>
    <meta:generator>OpenOffice.org/3.2$Unix OpenOffice.org_project/320m12$Build-9483</meta:generator>
    <meta:print-date>2010-04-29T09:51:29</meta:print-date>
    <meta:document-statistic meta:table-count="0" meta:image-count="0" meta:object-count="0" meta:page-count="2" meta:paragraph-count="46" meta:word-count="374" meta:character-count="2128"/>
  </office:meta>
</office:document-meta>
</file>